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346e" officeooo:paragraph-rsid="0016346e"/>
    </style:style>
    <style:style style:name="P2" style:family="paragraph" style:parent-style-name="Standard">
      <style:text-properties fo:font-size="14pt" officeooo:rsid="0016346e" officeooo:paragraph-rsid="00194861" style:font-size-asian="14pt" style:font-size-complex="14pt"/>
    </style:style>
    <style:style style:name="P3" style:family="paragraph" style:parent-style-name="Standard">
      <style:text-properties fo:font-size="14pt" officeooo:rsid="00242712" officeooo:paragraph-rsid="0016346e" style:font-size-asian="14pt" style:font-size-complex="14pt"/>
    </style:style>
    <style:style style:name="P4" style:family="paragraph" style:parent-style-name="Standard">
      <style:text-properties fo:font-size="14pt" officeooo:rsid="00242712" officeooo:paragraph-rsid="00242712" style:font-size-asian="14pt" style:font-size-complex="14pt"/>
    </style:style>
    <style:style style:name="P5" style:family="paragraph" style:parent-style-name="Standard">
      <style:text-properties fo:font-size="14pt" fo:font-weight="bold" officeooo:rsid="0016c766" officeooo:paragraph-rsid="0016c766" style:font-size-asian="14pt" style:font-weight-asian="bold" style:font-size-complex="14pt" style:font-weight-complex="bold"/>
    </style:style>
    <style:style style:name="P6" style:family="paragraph" style:parent-style-name="Standard">
      <style:text-properties fo:font-size="14pt" fo:font-weight="bold" officeooo:rsid="0016346e" officeooo:paragraph-rsid="0016346e" style:font-size-asian="14pt" style:font-weight-asian="bold" style:font-size-complex="14pt" style:font-weight-complex="bold"/>
    </style:style>
    <style:style style:name="P7" style:family="paragraph" style:parent-style-name="Standard">
      <style:text-properties fo:font-size="14pt" fo:font-weight="bold" officeooo:rsid="00242712" officeooo:paragraph-rsid="00242712" style:font-size-asian="14pt" style:font-weight-asian="bold" style:font-size-complex="14pt" style:font-weight-complex="bold"/>
    </style:style>
    <style:style style:name="P8" style:family="paragraph" style:parent-style-name="Standard">
      <style:text-properties fo:font-size="14pt" fo:font-weight="bold" officeooo:rsid="00295ebe" officeooo:paragraph-rsid="00295ebe" style:font-size-asian="14pt" style:font-weight-asian="bold" style:font-size-complex="14pt" style:font-weight-complex="bold"/>
    </style:style>
    <style:style style:name="P9" style:family="paragraph" style:parent-style-name="Standard">
      <style:text-properties fo:font-size="14pt" fo:font-weight="bold" officeooo:rsid="001e9a0e" officeooo:paragraph-rsid="001e9a0e" style:font-size-asian="14pt" style:font-weight-asian="bold" style:font-size-complex="14pt" style:font-weight-complex="bold"/>
    </style:style>
    <style:style style:name="P10" style:family="paragraph" style:parent-style-name="Standard">
      <style:text-properties fo:font-size="14pt" fo:font-weight="bold" officeooo:rsid="00295ebe" officeooo:paragraph-rsid="00295ebe" style:font-size-asian="12.25pt" style:font-weight-asian="bold" style:font-size-complex="14pt" style:font-weight-complex="bold"/>
    </style:style>
    <style:style style:name="P11" style:family="paragraph" style:parent-style-name="Standard">
      <style:text-properties officeooo:rsid="0016c766" officeooo:paragraph-rsid="0016c766"/>
    </style:style>
    <style:style style:name="P12" style:family="paragraph" style:parent-style-name="Standard">
      <style:text-properties officeooo:rsid="0016c766" officeooo:paragraph-rsid="001d7183"/>
    </style:style>
    <style:style style:name="P13" style:family="paragraph" style:parent-style-name="Standard">
      <style:paragraph-properties fo:text-align="justify" style:justify-single-word="false"/>
      <style:text-properties officeooo:rsid="0016c766" officeooo:paragraph-rsid="0016c766"/>
    </style:style>
    <style:style style:name="P14" style:family="paragraph" style:parent-style-name="Standard">
      <style:text-properties officeooo:rsid="001d7183" officeooo:paragraph-rsid="001d7183"/>
    </style:style>
    <style:style style:name="P15" style:family="paragraph" style:parent-style-name="Standard">
      <style:text-properties fo:font-weight="bold" officeooo:rsid="0016c766" officeooo:paragraph-rsid="0016c766" style:font-weight-asian="bold" style:font-weight-complex="bold"/>
    </style:style>
    <style:style style:name="P16" style:family="paragraph" style:parent-style-name="Standard">
      <style:text-properties fo:font-weight="bold" officeooo:rsid="001d7183" officeooo:paragraph-rsid="001d7183" style:font-weight-asian="bold" style:font-weight-complex="bold"/>
    </style:style>
    <style:style style:name="P17" style:family="paragraph" style:parent-style-name="Standard">
      <style:text-properties officeooo:rsid="001e9a0e" officeooo:paragraph-rsid="001e9a0e"/>
    </style:style>
    <style:style style:name="P18" style:family="paragraph" style:parent-style-name="Standard">
      <style:text-properties fo:font-size="12pt" officeooo:rsid="001e9a0e" officeooo:paragraph-rsid="001e9a0e" style:font-size-asian="10.5pt" style:font-size-complex="12pt"/>
    </style:style>
    <style:style style:name="P19" style:family="paragraph" style:parent-style-name="Standard" style:list-style-name="L1">
      <style:text-properties officeooo:rsid="001d7183" officeooo:paragraph-rsid="001d7183"/>
    </style:style>
    <style:style style:name="P20" style:family="paragraph" style:parent-style-name="Standard" style:list-style-name="L1">
      <style:text-properties officeooo:rsid="001d7183" officeooo:paragraph-rsid="0016c766"/>
    </style:style>
    <style:style style:name="P21" style:family="paragraph" style:parent-style-name="Standard" style:list-style-name="L1">
      <style:text-properties officeooo:rsid="001e9a0e" officeooo:paragraph-rsid="001e9a0e"/>
    </style:style>
    <style:style style:name="P22" style:family="paragraph" style:parent-style-name="Standard" style:list-style-name="L3">
      <style:paragraph-properties fo:text-align="justify" style:justify-single-word="false"/>
      <style:text-properties officeooo:rsid="001e9a0e" officeooo:paragraph-rsid="001e9a0e"/>
    </style:style>
    <style:style style:name="P23" style:family="paragraph" style:parent-style-name="Standard">
      <style:paragraph-properties fo:text-align="justify" style:justify-single-word="false"/>
      <style:text-properties fo:font-weight="normal" officeooo:rsid="001d7183" officeooo:paragraph-rsid="001d7183" style:font-weight-asian="normal" style:font-weight-complex="normal"/>
    </style:style>
    <style:style style:name="P24" style:family="paragraph" style:parent-style-name="Standard" style:list-style-name="L2">
      <style:paragraph-properties fo:text-align="justify" style:justify-single-word="false"/>
      <style:text-properties fo:font-weight="normal" officeooo:rsid="001d7183" officeooo:paragraph-rsid="001d7183" style:font-weight-asian="normal" style:font-weight-complex="normal"/>
    </style:style>
    <style:style style:name="P25" style:family="paragraph" style:parent-style-name="Standard" style:list-style-name="L2">
      <style:paragraph-properties fo:text-align="justify" style:justify-single-word="false"/>
      <style:text-properties fo:font-weight="normal" officeooo:rsid="00295ebe" officeooo:paragraph-rsid="00295ebe" style:font-weight-asian="normal" style:font-weight-complex="normal"/>
    </style:style>
    <style:style style:name="P26" style:family="paragraph" style:parent-style-name="Standard" style:list-style-name="L3">
      <style:paragraph-properties fo:text-align="justify" style:justify-single-word="false"/>
      <style:text-properties officeooo:rsid="0016c766" officeooo:paragraph-rsid="0016c766"/>
    </style:style>
    <style:style style:name="P27" style:family="paragraph" style:parent-style-name="Standard" style:list-style-name="L3">
      <style:paragraph-properties fo:text-align="justify" style:justify-single-word="false"/>
      <style:text-properties officeooo:rsid="00178827" officeooo:paragraph-rsid="00178827"/>
    </style:style>
    <style:style style:name="P28" style:family="paragraph" style:parent-style-name="Standard">
      <style:paragraph-properties fo:text-align="justify" style:justify-single-word="false"/>
      <style:text-properties fo:font-size="12pt" officeooo:rsid="001e9a0e" officeooo:paragraph-rsid="001e9a0e" style:font-size-asian="10.5pt" style:font-size-complex="12pt"/>
    </style:style>
    <style:style style:name="P29" style:family="paragraph" style:parent-style-name="Standard" style:list-style-name="L4">
      <style:paragraph-properties fo:text-align="justify" style:justify-single-word="false"/>
      <style:text-properties fo:font-size="12pt" officeooo:rsid="001e9a0e" officeooo:paragraph-rsid="001e9a0e" style:font-size-asian="10.5pt" style:font-size-complex="12pt"/>
    </style:style>
    <style:style style:name="P30" style:family="paragraph" style:parent-style-name="Standard">
      <style:paragraph-properties fo:text-align="justify" style:justify-single-word="false"/>
      <style:text-properties fo:font-size="12pt" fo:font-weight="bold" officeooo:rsid="00317ac4" officeooo:paragraph-rsid="00317ac4" style:font-size-asian="12pt" style:font-weight-asian="bold" style:font-size-complex="12pt" style:font-weight-complex="bold"/>
    </style:style>
    <style:style style:name="P31" style:family="paragraph" style:parent-style-name="Standard">
      <style:text-properties officeooo:rsid="0016346e" officeooo:paragraph-rsid="0016346e"/>
    </style:style>
    <style:style style:name="P32" style:family="paragraph" style:parent-style-name="Standard">
      <style:paragraph-properties fo:text-align="justify" style:justify-single-word="false"/>
      <style:text-properties officeooo:rsid="0016346e" officeooo:paragraph-rsid="0016346e"/>
    </style:style>
    <style:style style:name="P33" style:family="paragraph" style:parent-style-name="Standard">
      <style:paragraph-properties fo:text-align="justify" style:justify-single-word="false"/>
      <style:text-properties fo:font-size="14pt" officeooo:rsid="00317ac4" officeooo:paragraph-rsid="00317ac4" style:font-size-asian="14pt" style:font-size-complex="14pt"/>
    </style:style>
    <style:style style:name="P34" style:family="paragraph" style:parent-style-name="Standard">
      <style:paragraph-properties fo:text-align="justify" style:justify-single-word="false"/>
      <style:text-properties fo:font-size="14pt" officeooo:rsid="00242712" officeooo:paragraph-rsid="0016346e" style:font-size-asian="14pt" style:font-size-complex="14pt"/>
    </style:style>
    <style:style style:name="P35" style:family="paragraph" style:parent-style-name="Standard">
      <style:paragraph-properties fo:text-align="justify" style:justify-single-word="false"/>
      <style:text-properties fo:font-size="14pt" officeooo:rsid="00242712" officeooo:paragraph-rsid="00242712" style:font-size-asian="14pt" style:font-size-complex="14pt"/>
    </style:style>
    <style:style style:name="P36" style:family="paragraph" style:parent-style-name="Standard">
      <style:paragraph-properties fo:text-align="justify" style:justify-single-word="false"/>
      <style:text-properties fo:font-size="14pt" officeooo:rsid="00295ebe" officeooo:paragraph-rsid="00295ebe" style:font-size-asian="14pt" style:font-size-complex="14pt"/>
    </style:style>
    <style:style style:name="P37" style:family="paragraph" style:parent-style-name="Standard">
      <style:paragraph-properties fo:text-align="justify" style:justify-single-word="false"/>
      <style:text-properties fo:font-size="14pt" officeooo:rsid="00295ebe" officeooo:paragraph-rsid="00295ebe" style:font-size-asian="12.25pt" style:font-size-complex="14pt"/>
    </style:style>
    <style:style style:name="P38" style:family="paragraph" style:parent-style-name="Standard">
      <style:text-properties officeooo:paragraph-rsid="00317ac4"/>
    </style:style>
    <style:style style:name="P39" style:family="paragraph" style:parent-style-name="Standard">
      <style:paragraph-properties fo:text-align="justify" style:justify-single-word="false"/>
      <style:text-properties officeooo:paragraph-rsid="00317ac4"/>
    </style:style>
    <style:style style:name="P40" style:family="paragraph" style:parent-style-name="Standard" style:list-style-name="L3">
      <style:paragraph-properties fo:text-align="justify" style:justify-single-word="false"/>
      <style:text-properties officeooo:rsid="0033b7c5" officeooo:paragraph-rsid="0033b7c5"/>
    </style:style>
    <style:style style:name="T1" style:family="text">
      <style:text-properties officeooo:rsid="0016c766"/>
    </style:style>
    <style:style style:name="T2" style:family="text">
      <style:text-properties officeooo:rsid="0018ab51"/>
    </style:style>
    <style:style style:name="T3" style:family="text">
      <style:text-properties officeooo:rsid="00194861"/>
    </style:style>
    <style:style style:name="T4" style:family="text">
      <style:text-properties officeooo:rsid="001acf04"/>
    </style:style>
    <style:style style:name="T5" style:family="text">
      <style:text-properties officeooo:rsid="001bbcdc"/>
    </style:style>
    <style:style style:name="T6" style:family="text">
      <style:text-properties officeooo:rsid="001d7183"/>
    </style:style>
    <style:style style:name="T7" style:family="text">
      <style:text-properties fo:font-weight="bold" style:font-weight-asian="bold" style:font-weight-complex="bold"/>
    </style:style>
    <style:style style:name="T8" style:family="text">
      <style:text-properties fo:font-weight="bold" officeooo:rsid="001e9a0e" style:font-weight-asian="bold" style:font-weight-complex="bold"/>
    </style:style>
    <style:style style:name="T9" style:family="text">
      <style:text-properties officeooo:rsid="001e9a0e"/>
    </style:style>
    <style:style style:name="T10" style:family="text">
      <style:text-properties officeooo:rsid="001ed65a"/>
    </style:style>
    <style:style style:name="T11" style:family="text">
      <style:text-properties officeooo:rsid="002016d5"/>
    </style:style>
    <style:style style:name="T12" style:family="text">
      <style:text-properties officeooo:rsid="0020f8e6"/>
    </style:style>
    <style:style style:name="T13" style:family="text">
      <style:text-properties officeooo:rsid="0021762b"/>
    </style:style>
    <style:style style:name="T14" style:family="text">
      <style:text-properties officeooo:rsid="002250a1"/>
    </style:style>
    <style:style style:name="T15" style:family="text">
      <style:text-properties officeooo:rsid="00242712"/>
    </style:style>
    <style:style style:name="T16" style:family="text">
      <style:text-properties fo:font-size="12pt" style:font-size-asian="10.5pt" style:font-size-complex="12pt"/>
    </style:style>
    <style:style style:name="T17" style:family="text">
      <style:text-properties fo:font-size="12pt" officeooo:rsid="002564f7" style:font-size-asian="10.5pt" style:font-size-complex="12pt"/>
    </style:style>
    <style:style style:name="T18" style:family="text">
      <style:text-properties fo:font-size="12pt" officeooo:rsid="0026e698" style:font-size-asian="10.5pt" style:font-size-complex="12pt"/>
    </style:style>
    <style:style style:name="T19" style:family="text">
      <style:text-properties fo:font-size="12pt" officeooo:rsid="002b62c6" style:font-size-asian="10.5pt" style:font-size-complex="12pt"/>
    </style:style>
    <style:style style:name="T20" style:family="text">
      <style:text-properties fo:font-size="12pt" officeooo:rsid="002c1d0a" style:font-size-asian="10.5pt" style:font-size-complex="12pt"/>
    </style:style>
    <style:style style:name="T21" style:family="text">
      <style:text-properties fo:font-size="12pt" officeooo:rsid="002e92f4" style:font-size-asian="10.5pt" style:font-size-complex="12pt"/>
    </style:style>
    <style:style style:name="T22" style:family="text">
      <style:text-properties fo:font-size="12pt" officeooo:rsid="00303134" style:font-size-asian="10.5pt" style:font-size-complex="12pt"/>
    </style:style>
    <style:style style:name="T23" style:family="text">
      <style:text-properties fo:font-size="12pt" fo:font-weight="normal" officeooo:rsid="00317ac4" style:font-size-asian="12pt" style:font-weight-asian="normal" style:font-size-complex="12pt" style:font-weight-complex="normal"/>
    </style:style>
    <style:style style:name="T24" style:family="text">
      <style:text-properties officeooo:rsid="00295ebe"/>
    </style:style>
    <style:style style:name="T25" style:family="text">
      <style:text-properties fo:font-weight="normal" style:font-weight-asian="normal" style:font-weight-complex="normal"/>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0317ac4"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o de desenvolvimento da livraria <text:span text:style-name="T15">de trocas</text:span> virtual.</text:p>
      <text:p text:style-name="P1"/>
      <text:p text:style-name="P17">Alunos: André Accioly (120059908) <text:span text:style-name="T10">e Tiago Kfouri (120137038)</text:span></text:p>
      <text:p text:style-name="P1"/>
      <text:p text:style-name="P1"/>
      <text:p text:style-name="P38"><text:span text:style-name="T27">Instruções de execução do programa e de testes</text:span></text:p>
      <text:p text:style-name="P39"><text:span text:style-name="T27"><text:tab/></text:span><text:span text:style-name="T23">Este projeto foi desenvolvido utilizando o Sublime, compilado com a jdk1.8.0_171. A parte de testes foi desenvolvida no Eclipse Luna, com JUnit, e cobertura com o Plugin do Eclipse Eclemma.</text:span></text:p>
      <text:p text:style-name="P30"><text:tab/><text:span text:style-name="T25">Para executar o software, compile no CMD com “javac Main.java” e e xecute com “java Main”. Se quiser, pode importar todos os arquivos para um projeto no Eclipse, criando um pacote (digamos “src”) e executando normalmente.</text:span></text:p>
      <text:p text:style-name="P33"><text:tab/><text:span text:style-name="T16">Para executar os testes, crie um projeto no Eclipse, com um pacote (digamos “src”) e importe todos os arquivos do projeto para lá. Clique com o botão direito no pacote, e clique em Run As… e então em JUnit Test. Para ver o Coverage, tenha o Eclemma instalado (encontrado na loja do Eclipse) e clique com o botão direito no pacote, então clique em Coverage As… e em JUnit Test.</text:span></text:p>
      <text:p text:style-name="P1"/>
      <text:p text:style-name="P5">Plano de desenvolvimento</text:p>
      <text:p text:style-name="P11"><text:tab/>- Cronograma, método de desenvolvimento, etc</text:p>
      <text:p text:style-name="P11"><text:tab/>- Explicar que todo método da camada de negocio e persistencia deve retornar um inteiro para auxiliar nos testes</text:p>
      <text:p text:style-name="P11"><text:tab/>- Explicar a utilizacao de banco de dados textual e arquitetura MVC</text:p>
      <text:p text:style-name="P11"><text:tab/>- <text:span text:style-name="T2">Sempre que subir pro git, subir uma versao funcional e explicar o que foi feito na versao</text:span></text:p>
      <text:p text:style-name="P11"><text:tab/>- <text:span text:style-name="T2">fazer levantamento de requisitos</text:span></text:p>
      <text:p text:style-name="P11"><text:tab/>- <text:span text:style-name="T3">Explicar a estrutura do banco de dados</text:span></text:p>
      <text:p text:style-name="P11">- <text:span text:style-name="T4">Fazer uma classe que guarde todas as mensagens do programa.</text:span></text:p>
      <text:p text:style-name="P11"><text:tab/>- <text:span text:style-name="T11">0 representa retorno sem erros</text:span></text:p>
      <text:p text:style-name="P11"/>
      <text:p text:style-name="P11"><text:span text:style-name="T7"><text:tab/></text:span><text:span text:style-name="T8">Método de desenvolvimento</text:span><text:tab/></text:p>
      <text:p text:style-name="P11"><text:tab/></text:p>
      <text:p text:style-name="P13"><text:tab/><text:span text:style-name="T9">Para o desenvolvimento deste projeto, passos foram definidos anteriormente. Primeiro, é necessário fazer o levantamento de requisitos e revisá-los. Após isso, será necessário que o grupo se reúna para a criação de uma arquitetura, assim como discutir qual a melhor forma de desenvolver o projeto. Após isso, devem ser criados os diagramas de classes e também discutir como fica organizado o banco de dados. Depois, definir como serão feitos os testes e a elaboração de checklists para verificar se todos os passos do processo estão sendo seguidos. Terminado essa parte, deve ser discutido como será feito a programação do projeto: quais padrões adotar, qual a plataforma de compartilhamento de código e as delegações de cada um. Ao longo da programação, testes devem ser criados para a avaliação do código. Por fim, deve ser necessário discutir o resultado final e fazer uma revisão se tudo está como deveria.</text:span></text:p>
      <text:p text:style-name="P11"/>
      <text:p text:style-name="P11"/>
      <text:p text:style-name="P15"><text:tab/><text:span text:style-name="T6">Levantamento de requisitos</text:span></text:p>
      <text:p text:style-name="P15"/>
      <text:list xml:id="list2709418861" text:style-name="L1">
        <text:list-item>
          <text:p text:style-name="P19">Domínio</text:p>
          <text:list>
            <text:list-item>
              <text:p text:style-name="P19">desenvolver uma plataforma de organização de livros, onde é possível que o usuário crie uma estante com livros de interesse</text:p>
            </text:list-item>
          </text:list>
        </text:list-item>
      </text:list>
      <text:p text:style-name="P12"/>
      <text:list xml:id="list190522289233171" text:continue-numbering="true" text:style-name="L1">
        <text:list-item>
          <text:p text:style-name="P20">Requisitos</text:p>
          <text:list>
            <text:list-item>
              <text:p text:style-name="P19">É possível cadastrar um usuário</text:p>
            </text:list-item>
            <text:list-item>
              <text:p text:style-name="P19">É necessário que usuário faça login</text:p>
            </text:list-item>
            <text:list-item>
              <text:p text:style-name="P19"><text:soft-page-break/>Um usuário pode criar uma estante com livros de interesse</text:p>
            </text:list-item>
            <text:list-item>
              <text:p text:style-name="P19">É possível adicionar ou remover livros da estante, até um máximo de 10</text:p>
            </text:list-item>
          </text:list>
        </text:list-item>
      </text:list>
      <text:p text:style-name="P14"/>
      <text:list xml:id="list190521084067307" text:continue-numbering="true" text:style-name="L1">
        <text:list-item>
          <text:p text:style-name="P19">Requisitos adicionais</text:p>
          <text:list>
            <text:list-item>
              <text:p text:style-name="P19">É necessário uma conta de administrador para adicionar livros e pessoas manualmente, sem contato com o banco de dados direto</text:p>
            </text:list-item>
            <text:list-item>
              <text:p text:style-name="P19">Senhas devem ser criptografadas</text:p>
            </text:list-item>
            <text:list-item>
              <text:p text:style-name="P19">Foco em teste</text:p>
            </text:list-item>
            <text:list-item>
              <text:p text:style-name="P19">Foco em qualidade</text:p>
            </text:list-item>
            <text:list-item>
              <text:p text:style-name="P19">Deve ser possível adicionar livros e removê-los, assim como alterar sua quantidade em estoque</text:p>
            </text:list-item>
            <text:list-item>
              <text:p text:style-name="P21">Utilizar o <text:span text:style-name="T13">Javadoc</text:span> para documentação</text:p>
            </text:list-item>
          </text:list>
        </text:list-item>
      </text:list>
      <text:p text:style-name="P11"/>
      <text:p text:style-name="P11"/>
      <text:p text:style-name="P14"><text:tab/><text:span text:style-name="T7">Banco de dados</text:span></text:p>
      <text:p text:style-name="P16"/>
      <text:p text:style-name="P23"><text:tab/>O banco de dados utilizado será um arquivo texto, onde as informações armazenadas de cada entidade serão dispostas em linhas (uma entrada por linha) e os atributos estarão divididos por ponto e vírgula, sendo o código a chave primária de cada livro e o nome de usuário a chave de cada pessoa. Também existe um arquivo para cada entidade (bd_livro.xml para os livros e bd_pessoa.xml para as pessoas). Como exemplo de entrada para cada entidade, temos:</text:p>
      <text:p text:style-name="P23"/>
      <text:list xml:id="list3312593531" text:style-name="L2">
        <text:list-item>
          <text:p text:style-name="P24">Livro com código 000001, título Harry Potter, nome de autor J.K. Rowling, data de publicação 10/10/2007, gênero fantasia, com 20 unidades em estoque é armazenado da seguinte forma:</text:p>
          <text:list>
            <text:list-item>
              <text:p text:style-name="P24">000001;Harry Potter;J.K. Rowling;10/10/2007;Fantasia;20</text:p>
              <text:p text:style-name="P24"/>
            </text:list-item>
          </text:list>
        </text:list-item>
        <text:list-item>
          <text:p text:style-name="P25">Pessoa com nome Andre, apelido Dede_123, senha “abcd”, tipo 1, telefone 15-820309055 e livros na estante com código 000001 e 000012, onde o segundo livro está colocado para troca</text:p>
          <text:list>
            <text:list-item>
              <text:p text:style-name="P25">Andre;Dede_123;bcde;1;15-820309055;000001;T000012</text:p>
            </text:list-item>
          </text:list>
        </text:list-item>
      </text:list>
      <text:p text:style-name="P1"/>
      <text:p text:style-name="P32"><text:tab/><text:span text:style-name="T24">Para associar a estante de uma pessoa à ela no banco, uma lista com os códigos dos livros em sua estante estarão em sequência após todos os dados dessa pessoa, e os livros que ela colocou para troca começam com a letra “T” antes do código do mesmo.</text:span></text:p>
      <text:p text:style-name="P1"/>
      <text:p text:style-name="P6">Modelagem</text:p>
      <text:p text:style-name="P1">- <text:span text:style-name="T1">Diagrama de sequência, modelo entidade-relacionamento, diagrama de classes, modelo mvc</text:span></text:p>
      <text:p text:style-name="P1"/>
      <text:p text:style-name="P1"/>
      <text:p text:style-name="P5">Padrões de programação</text:p>
      <text:list xml:id="list1540175285" text:style-name="L3">
        <text:list-item>
          <text:p text:style-name="P26">Deve ser utilizado variáveis, classes, texto de interface e comentários em português</text:p>
        </text:list-item>
        <text:list-item>
          <text:p text:style-name="P26">Cada classe deve iniciar com a letra maiúscula</text:p>
        </text:list-item>
        <text:list-item>
          <text:p text:style-name="P22">Camelcase para nomes de variáveis e classes</text:p>
        </text:list-item>
        <text:list-item>
          <text:p text:style-name="P22">Constantes devem ter todas as letras maiúsculas</text:p>
        </text:list-item>
        <text:list-item>
          <text:p text:style-name="P26">Fazer documentação <text:span text:style-name="T12">javadoc</text:span> para todo o código</text:p>
        </text:list-item>
        <text:list-item>
          <text:p text:style-name="P27">Cada método deve explicar explicitamente o que faz na assinatura de seu nome</text:p>
        </text:list-item>
        <text:list-item>
          <text:p text:style-name="P27">Nomes de variáveis e métodos não podem ultrapassar <text:span text:style-name="T5">16</text:span> caracteres <text:span text:style-name="T14">(se houver verbo no nome, não abreviá-lo preferencialmente)</text:span></text:p>
        </text:list-item>
        <text:list-item>
          <text:p text:style-name="P22">Ao subir código para o Github, explicar o que foi implementado nessa versão e o programa deve estar funcionando (ou seja, subir o código sem erros de compilação)</text:p>
        </text:list-item>
        <text:list-item>
          <text:p text:style-name="P22">Caso haja algum erro de execução na versão, informar no commit</text:p>
        </text:list-item>
        <text:list-item>
          <text:p text:style-name="P40"><text:soft-page-break/>Todas as classes de teste devem indicar em seu nome o tipo de teste, tendo nome iniciado com “Teste”</text:p>
        </text:list-item>
        <text:list-item>
          <text:p text:style-name="P40">Todos os métodos de teste devem indicar em seu nome o recurso testado, tendo nome terminado com “teste”;</text:p>
        </text:list-item>
      </text:list>
      <text:p text:style-name="P1"/>
      <text:p text:style-name="P1"><text:span text:style-name="T26">Classes</text:span></text:p>
      <text:p text:style-name="P1">As entidades devem possuir atributos privados e métodos de acesso para cada um (set e get), e sempre haver um construtor. Os testes devem ser efetuados em cada método da entidade, verificando se os dados passados no set e construtor de fato foram salvos corretamente, verificando-os pelo método get.</text:p>
      <text:p text:style-name="P1"/>
      <text:p text:style-name="P1"/>
      <text:p text:style-name="P1"/>
      <text:p text:style-name="P6"><text:span text:style-name="T1">Plano de </text:span>Testes</text:p>
      <text:p text:style-name="P34"><text:tab/><text:span text:style-name="T21">Foi decidido que os testes realizados seriam os testes unitários, testes de integração e smoke tests. A abordagem para cada um desses testes foi feita seguindo instruções dadas em sala, guiadas pelo conteúdo apresentado nas aulas teóricas da disciplina.</text:span></text:p>
      <text:p text:style-name="P3"/>
      <text:p text:style-name="P7">Testes Unitários e Cobertura</text:p>
      <text:p text:style-name="P35"><text:tab/><text:span text:style-name="T16">Os testes unitários foram desenvolvidos utilizando o JUnit, com Eclipse Luna. Ver anexo </text:span><text:span text:style-name="T22">UnityTests</text:span><text:span text:style-name="T21">.pdf </text:span><text:span text:style-name="T16">para os casos de teste.</text:span></text:p>
      <text:p text:style-name="P35"><text:span text:style-name="T16"><text:tab/>Os critérios de cobertura utilizados foram cobertura de linha de código e de desvio (ou seja, devem ser considerados todos os desvios no programa nos condicionais) nos testes unitários. Essas formas de cobertura garantem que todos os caminhos do software sejam percorridos em testes unitários. O objetivo era atingir 80% de cobertura, pois serão realizados testes unitários somente para a camada de Negócio e de Persistência. </text:span><text:span text:style-name="T17">A cobertura</text:span><text:span text:style-name="T16"> feit</text:span><text:span text:style-name="T17">a</text:span><text:span text:style-name="T16"> utilizando o plugin Eclemma para Eclipse. A imagem a seguir mostra que a </text:span><text:span text:style-name="T18">o objetivo da arquitetura </text:span><text:span text:style-name="T16">foi atingid</text:span><text:span text:style-name="T18">o</text:span><text:span text:style-name="T16">.</text:span></text:p>
      <text:p text:style-name="P4"/>
      <text:p text:style-name="P7">Smoke Tests</text:p>
      <text:p text:style-name="P4"/>
      <text:p text:style-name="P4"/>
      <text:p text:style-name="P7">Teste de Integração</text:p>
      <text:p text:style-name="P4"><text:tab/><text:span text:style-name="T21">Os testes de integração </text:span></text:p>
      <text:p text:style-name="P4"/>
      <text:p text:style-name="P8">Teste de Sistema</text:p>
      <text:p text:style-name="P36"><text:tab/><text:span text:style-name="T20">O teste de sistema foi feito por cada autor, e uma checklist foi criada, contendo todos os requisitos do sistema, para a realização desse teste. Veja em anexo a checklist_teste_sistema.pdf.</text:span></text:p>
      <text:p text:style-name="P1"/>
      <text:p text:style-name="P10">Revisão</text:p>
      <text:p text:style-name="P37"><text:tab/><text:span text:style-name="T16">Foi feita revisão pelos autores, onde cada autor revisou o código individualmente, observando os erros e corrigindo-os. Uma checklist foi preparada para verificar se todos os padrões estabelecidos foram seguidos. Veja em anexo a checklist_revisão.</text:span><text:span text:style-name="T19">pdf</text:span><text:span text:style-name="T16">.</text:span></text:p>
      <text:p text:style-name="P1"/>
      <text:p text:style-name="P9">Conclusão e Melhorias</text:p>
      <text:p text:style-name="P18"/>
      <text:p text:style-name="P28"><text:tab/>Após concluir o trabalho, elementos do processo de desenvolvimento e técnicas falhas foram evidenciadas, surgindo então ideias para como melhorar em um próximo projeto.</text:p>
      <text:list xml:id="list219745140" text:style-name="L4">
        <text:list-item>
          <text:p text:style-name="P29"><text:soft-page-break/>Programação: utilizar melhor a ideia de herança em java. Os módulos de persistência são muito semelhantes. Possivelmente haveria a possibilidade de utilizar herança para não precisar escrever dois códigos tão parecidos.</text:p>
        </text:list-item>
      </text:list>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7:54:50.912000000</meta:creation-date>
    <dc:date>2018-06-24T19:05:20.906000000</dc:date>
    <meta:editing-duration>PT4H59M54S</meta:editing-duration>
    <meta:editing-cycles>27</meta:editing-cycles>
    <meta:generator>LibreOffice/5.4.6.2$Windows_X86_64 LibreOffice_project/4014ce260a04f1026ba855d3b8d91541c224eab8</meta:generator>
    <meta:document-statistic meta:table-count="0" meta:image-count="0" meta:object-count="0" meta:page-count="4" meta:paragraph-count="73" meta:word-count="1229" meta:character-count="7535" meta:non-whitespace-character-count="6380"/>
  </office:meta>
</office:document-meta>
</file>